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19A091728965171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Ubuntu" svg:font-family="Ubuntu"/>
    <style:font-face style:name="Arial4" svg:font-family="Arial" style:font-family-generic="roman"/>
    <style:font-face style:name="Liberation Sans3" svg:font-family="'Liberation Sans'" style:font-family-generic="roman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Ubuntu1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4.636cm"/>
      <style:paragraph-properties style:writing-mode="lr-tb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pr6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4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normal" style:font-weight-asian="normal" style:font-weight-complex="normal"/>
    </style:style>
    <style:style style:name="T6" style:family="text">
      <style:text-properties style:font-name="Liberation Sans" fo:language="en" fo:country="GB" fo:font-weight="normal" style:font-name-asian="Liberation Sans2" style:font-weight-asian="normal" style:font-name-complex="Liberation Sans2" style:font-weight-complex="normal"/>
    </style:style>
    <style:style style:name="T7" style:family="text">
      <style:text-properties style:font-name="Ubuntu" style:font-name-asian="Ubuntu" style:font-name-complex="Ubuntu"/>
    </style:style>
    <style:style style:name="T8" style:family="text">
      <style:text-properties style:font-name="Arial1" style:font-name-asian="Ubuntu" style:font-name-complex="Ubuntu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32pt" style:language-asian="en" style:country-asian="US" style:font-style-asian="normal" style:font-weight-asian="normal" style:font-name-complex="Ubuntu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2" fo:language="en" fo:country="GB" style:font-name-asian="Liberation Sans2" style:font-name-complex="Liberation Sans2"/>
    </style:style>
    <style:style style:name="T13" style:family="text">
      <style:text-properties style:font-name="Liberation Sans" fo:language="en" fo:country="GB" style:font-name-asian="Liberation Sans2" style:font-name-complex="Liberation Sans2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33% 58%" style:font-name="Arial1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GB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365cm" svg:y="12.006cm" presentation:class="subtitle" presentation:user-transformed="true">
          <draw:text-box>
            <text:p text:style-name="P1"><text:span text:style-name="T1">Lab 5: Bandpass filter using OP-AMP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865cm" svg:height="2.411cm" svg:x="7.024cm" svg:y="0.678cm" presentation:class="title" presentation:user-transformed="true">
          <draw:text-box>
            <text:p text:style-name="P6"><text:span text:style-name="T3">Bandpass filter</text:span></text:p>
          </draw:text-box>
        </draw:frame>
        <draw:frame draw:style-name="gr2" draw:text-style-name="P8" draw:layer="layout" svg:width="25.136cm" svg:height="8.072cm" svg:x="0.351cm" svg:y="10.568cm">
          <draw:text-box>
            <text:p><text:span text:style-name="T4"/></text:p>
            <text:p><text:span text:style-name="T4"><text:s/></text:span></text:p>
            <text:p><text:span text:style-name="T4"/></text:p>
            <text:p><text:span text:style-name="T5"/></text:p>
            <text:p><text:span text:style-name="T6"/></text:p>
          </draw:text-box>
        </draw:frame>
        <draw:frame draw:style-name="gr3" draw:text-style-name="P9" draw:layer="layout" svg:width="0.308cm" svg:height="0.721cm" svg:x="4.432cm" svg:y="16.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ontent Placeholder 2" presentation:style-name="pr5" draw:text-style-name="P11" draw:layer="layout" svg:width="23.027cm" svg:height="12.459cm" svg:x="1.603cm" svg:y="3.393cm" presentation:class="outline" presentation:user-transformed="true">
          <draw:text-box>
            <text:list text:style-name="L2">
              <text:list-item>
                <text:p><text:span text:style-name="T4">Based on Lectures 23-25, dimension and implement a BandPass Filter (BPF) with the following specifications:</text:span></text:p>
                <text:list>
                  <text:list-item>
                    <text:p><text:span text:style-name="T4">Central frequency: 1kHz</text:span></text:p>
                  </text:list-item>
                  <text:list-item>
                    <text:p><text:span text:style-name="T4">Gain at central frequency: 40dB </text:span></text:p>
                  </text:list-item>
                </text:list>
              </text:list-item>
              <text:list-item>
                <text:p>To implement the BPF you are only allowed the following components</text:p>
                <text:list>
                  <text:list-item>
                    <text:p>One 741 OPAMP</text:p>
                  </text:list-item>
                  <text:list-item>
                    <text:p>At most three 1k<text:span text:style-name="T7">Ω</text:span><text:span text:style-name="T8"> resistors</text:span></text:p>
                  </text:list-item>
                  <text:list-item>
                    <text:p><text:span text:style-name="T8">At most three 10k</text:span><text:span text:style-name="T7">Ω</text:span><text:span text:style-name="T8"> resistors</text:span></text:p>
                  </text:list-item>
                  <text:list-item>
                    <text:p><text:span text:style-name="T8">At most three 100k</text:span><text:span text:style-name="T7">Ω</text:span><text:span text:style-name="T8"> resistors</text:span></text:p>
                  </text:list-item>
                  <text:list-item>
                    <text:p><text:span text:style-name="T9">At most three 220nF </text:span><text:span text:style-name="T8">capacitors</text:span></text:p>
                  </text:list-item>
                  <text:list-item>
                    <text:p><text:span text:style-name="T9">At most three 1</text:span><text:span text:style-name="T10">μ</text:span><text:span text:style-name="T9">F </text:span><text:span text:style-name="T8">capacitors</text:span></text:p>
                  </text:list-item>
                </text:list>
              </text:list-item>
              <text:list-item>
                <text:p><text:span text:style-name="T11">The merit figure is given by </text:span><text:span text:style-name="T8">M = 1/(cost * gain deviation * central frequency deviation)</text:span></text:p>
                <text:list>
                  <text:list-item>
                    <text:p text:style-name="P10"><text:span text:style-name="T5">cost = cost of resistors <text:s/>+ cost of capacitors + cost of transistors</text:span></text:p>
                  </text:list-item>
                  <text:list-item>
                    <text:p text:style-name="P10"><text:span text:style-name="T4">cost of resistors = 1 monetary unit (MU) per kOhm </text:span></text:p>
                  </text:list-item>
                  <text:list-item>
                    <text:p text:style-name="P10"><text:span text:style-name="T4">cost of capacitors = 1 MU/</text:span><text:span text:style-name="T12">μ</text:span><text:span text:style-name="T13">F</text:span></text:p>
                  </text:list-item>
                  <text:list-item>
                    <text:p><text:span text:style-name="T13">cost of transistors = 0.1 MU per transis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lation Analysis</text:span></text:p>
          </draw:text-box>
        </draw:frame>
        <draw:frame draw:name="Content Placeholder 2" presentation:style-name="pr5" draw:text-style-name="P11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>W <text:s/>r I t e <text:s/>a n <text:s/>N g s p I c e <text:s text:c="2"/>s c r I p t <text:s text:c="2"/>t o <text:s text:c="2"/>s I m u l a t e <text:s text:c="2"/>B P F . <text:s text:c="2"/>S t a r t <text:s text:c="2"/>w I t h <text:s text:c="2"/>t h e <text:s text:c="2"/>p r o v I d e d <text:s text:c="2"/>s c r I p <text:s/>t</text:p>
              </text:list-item>
              <text:list-item>
                <text:p>U s e <text:s text:c="2"/>t h e <text:s text:c="2"/>p r o v I d e d <text:s text:c="2"/>O P A M P <text:s text:c="2"/>m o d e l </text:p>
              </text:list-item>
              <text:list-item>
                <text:p>M e a s u r e <text:s text:c="2"/>t h e <text:s text:c="2"/>o u t p u t <text:s text:c="2"/>v o l t a g e <text:s text:c="2"/>g a In <text:s text:c="2"/>In <text:s/>t h e <text:s/>p a s s b and, t h e <text:s/>c e n t r a l <text:s/>f r e q u e n c y , a n d <text:s text:c="2"/>t h e <text:s text:c="2"/>I n p u t <text:s text:c="2"/>a n d <text:s/>o u t p u t <text:s/>Im p ed a n c e s <text:s/>at <text:s/>t his <text:s/>f r e q u e n c y </text:p>
              </text:list-item>
              <text:list-item>
                <text:p>T r y <text:s text:c="2"/>t o <text:s text:c="2"/>I m p r o v e <text:s text:c="2"/>t h e <text:s text:c="2"/>m e r I t <text:s text:c="2"/>f I g u r e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4"><text:s text:c="2"/></text:span><text:span text:style-name="T14">C o m p u t e <text:s text:c="2"/>t h e <text:s text:c="2"/>g a I n , <text:s text:c="2"/>I n p u t <text:s text:c="2"/>a n d <text:s text:c="2"/>o u t p u t <text:s text:c="2"/>I m p e d a n c e s <text:s/>a t t h e <text:s/>c e n t r a l <text:s text:c="2"/>f r e q u e n c y .</text:span><text:span text:style-name="T15"> </text:span></text:p>
              </text:list-item>
              <text:list-item>
                <text:p text:style-name="P12"><text:span text:style-name="T15"><text:s/></text:span><text:span text:style-name="T15">C <text:s/>o m p u t e <text:s text:c="2"/>t h e <text:s text:c="2"/>f r e q u e n c y <text:s text:c="2"/>r e s p o n s e <text:s text:c="2"/>V </text:span><text:span text:style-name="T16">o </text:span><text:span text:style-name="T15">( f ) / V I</text:span><text:span text:style-name="T16"> </text:span><text:span text:style-name="T15">( f ) , <text:s text:c="3"/>u s I n g <text:s text:c="2"/>t h e <text:s text:c="2"/>I n c r e m e n t a l <text:s text:c="2"/>c I r c u i t, <text:s/>s o l v I n g <text:s text:c="2"/>t h e c I r c u I t <text:s text:c="2"/>f o r <text:s text:c="2"/>a <text:s text:c="2"/>f r e q u e n c y <text:s text:c="2"/>v e c t o r <text:s text:c="2"/>I n <text:s text:c="2"/>l o g <text:s text:c="2"/>s c a l e <text:s text:c="2"/>w I t h <text:s text:c="2"/>1 0 <text:s text:c="2"/>p o I n t s <text:s text:c="2"/>p e r <text:s text:c="2"/>d e c a d e , <text:s/>f r o m <text:s text:c="2"/>1 0 H <text:s/>z <text:s/>t o <text:s/>1 0 0 M H z. </text:span></text:p>
              </text:list-item>
            </text:list>
            <text:list text:style-name="L1">
              <text:list-header>
                <text:p text:style-name="P12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report</text:span></text:p>
          </draw:text-box>
        </draw:frame>
        <draw:frame draw:name="Content Placeholder 2" presentation:style-name="pr8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5"><text:s/></text:span><text:span text:style-name="T14">P r o d u c e <text:s text:c="2"/>a l l <text:s text:c="2"/>t a b l e s <text:s text:c="2"/>a n d <text:s text:c="2"/>p l o t s <text:s text:c="2"/>r e q u I r e d <text:s text:c="2"/>I n <text:s text:c="2"/>t h e <text:s text:c="2"/>s I m u l a t I o n <text:s text:c="2"/>a n d <text:s text:c="2"/>a n a l y s I s <text:s text:c="2"/>s e c t I o n s </text:span></text:p>
              </text:list-item>
              <text:list-item>
                <text:p text:style-name="P12"><text:span text:style-name="T14"><text:s text:c="3"/></text:span><text:span text:style-name="T14">C o m p a r e <text:s text:c="2"/>O c t a v e <text:s text:c="2"/>a n d <text:s text:c="2"/>N g s p I c e <text:s text:c="2"/>r e s u l t s <text:s text:c="2"/></text:span><text:span text:style-name="T18">s I d e <text:s text:c="2"/>b y <text:s text:c="2"/>s I d e </text:span><text:span text:style-name="T14"><text:s text:c="2"/>l o o k I n g <text:s text:c="2"/>f o r <text:s text:c="2"/>a c c u r a c y <text:s text:c="2"/>o r <text:s text:c="2"/>d I s c r e p a n c y , <text:s text:c="2"/>a n d <text:s text:c="2"/>e x p l a I n I n g <text:s text:c="2"/>b o t h . <text:s text:c="2"/>R e a d <text:s text:c="2"/>t h e <text:s text:c="2"/>r e p o s I t o r y ’ s <text:s text:c="2"/>R EADME file.</text:span></text:p>
              </text:list-item>
              <text:list-item>
                <text:p text:style-name="P12"><text:span text:style-name="T14"><text:s/></text:span><text:span text:style-name="T14">The results of interest are, obviously, </text:span></text:p>
                <text:list>
                  <text:list-header>
                    <text:p text:style-name="P14"><text:span text:style-name="T14">- the frequency response (gain and phase)</text:span></text:p>
                    <text:p text:style-name="P14"><text:span text:style-name="T14">- input /output impedances</text:span></text:p>
                    <text:p text:style-name="P14"><text:span text:style-name="T14">- the cost of the components used </text:span></text:p>
                  </text:list-header>
                </text:list>
              </text:list-item>
            </text:list>
            <text:list text:style-name="L1">
              <text:list-header>
                <text:p text:style-name="P12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Evaluation criteria</text:span></text:p>
          </draw:text-box>
        </draw:frame>
        <draw:frame draw:name="Content Placeholder 2" presentation:style-name="pr9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5"><text:s/></text:span><text:span text:style-name="T14">The instructor should </text:span><text:span text:style-name="T19">git pull</text:span><text:span text:style-name="T14"> your repo, and run </text:span><text:span text:style-name="T19">make </text:span><text:span text:style-name="T20">flawlessly</text:span></text:p>
              </text:list-item>
              <text:list-item>
                <text:p text:style-name="P12"><text:span text:style-name="T14"><text:s/></text:span><text:span text:style-name="T14">The report should not have obvious mistakes in figures, tables, formulae, section titles or main sentences</text:span></text:p>
              </text:list-item>
              <text:list-item>
                <text:p text:style-name="P12"><text:span text:style-name="T14"><text:s/></text:span><text:span text:style-name="T14">1 bonus point (mark can be 5 offsetting previous grade losses) for the 5% best merit figures</text:span></text:p>
                <text:list>
                  <text:list-header>
                    <text:p text:style-name="P14"><text:span text:style-name="T14">- if your work is in the top 5%, expect a more thorough review</text:span></text:p>
                  </text:list-header>
                </text:list>
              </text:list-item>
              <text:list-item>
                <text:p text:style-name="P14"><text:span text:style-name="T14"><text:s/></text:span><text:span text:style-name="T14">If, to achieve a high merit, your circuit becomes not practical, you‘ll get the bonus but you may be discounted on the regular evaluation of the work.</text:span></text:p>
              </text:list-item>
            </text:list>
            <text:list text:style-name="L1">
              <text:list-header>
                <text:p text:style-name="P12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Ubuntu" svg:font-family="Ubuntu"/>
    <style:font-face style:name="Arial4" svg:font-family="Arial" style:font-family-generic="roman"/>
    <style:font-face style:name="Liberation Sans3" svg:font-family="'Liberation Sans'" style:font-family-generic="roman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Ubuntu1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19A091728965171F.png" xlink:type="simple" xlink:show="embed" xlink:actuate="onLoad"/>
    <draw:fill-image draw:name="msFillBitmap_20_2" draw:display-name="msFillBitmap 2" xlink:href="Pictures/10000000000005DC0000046519A091728965171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6">06/06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6">06/06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22</meta:editing-cycles>
    <meta:creation-date>2014-07-21T10:31:21</meta:creation-date>
    <dc:date>2021-06-05T15:21:14.959417939</dc:date>
    <meta:editing-duration>P2DT19H55M44S</meta:editing-duration>
    <meta:generator>LibreOffice/6.4.6.2$Linux_X86_64 LibreOffice_project/40$Build-2</meta:generator>
    <meta:document-statistic meta:object-count="5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annotation encoding="StarMath 5.0">
</annotation>
  </semantics>
</math>
</file>